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090_markdup.bam</text:p>
          </table:table-cell>
          <table:table-cell office:value-type="float" office:value="5816.5" calcext:value-type="float">
            <text:p>5816.5</text:p>
          </table:table-cell>
          <table:table-cell office:value-type="float" office:value="5611.5" calcext:value-type="float">
            <text:p>5611.5</text:p>
          </table:table-cell>
          <table:table-cell office:value-type="float" office:value="5996.4" calcext:value-type="float">
            <text:p>5996.4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01_markdup.bam</text:p>
          </table:table-cell>
          <table:table-cell office:value-type="float" office:value="4688.7" calcext:value-type="float">
            <text:p>4688.7</text:p>
          </table:table-cell>
          <table:table-cell office:value-type="float" office:value="4580.5" calcext:value-type="float">
            <text:p>4580.5</text:p>
          </table:table-cell>
          <table:table-cell office:value-type="float" office:value="4832.2" calcext:value-type="float">
            <text:p>4832.2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/>
          <table:table-cell table:formula="of:=RSQ([.C2:.C25];[.G2:.G25])" office:value-type="float" office:value="0.285950157404671" calcext:value-type="float">
            <text:p>0.2859501574046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02_markdup.bam</text:p>
          </table:table-cell>
          <table:table-cell office:value-type="float" office:value="5565.6" calcext:value-type="float">
            <text:p>5565.6</text:p>
          </table:table-cell>
          <table:table-cell office:value-type="float" office:value="5473.6" calcext:value-type="float">
            <text:p>5473.6</text:p>
          </table:table-cell>
          <table:table-cell office:value-type="float" office:value="5642.7" calcext:value-type="float">
            <text:p>5642.7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/>
          <table:table-cell table:formula="of:=RSQ([.C26:.C49];[.G26:.G49])" office:value-type="float" office:value="0.00811162121550816" calcext:value-type="float">
            <text:p>0.0081116212155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47_markdup.bam</text:p>
          </table:table-cell>
          <table:table-cell office:value-type="float" office:value="6736.3" calcext:value-type="float">
            <text:p>6736.3</text:p>
          </table:table-cell>
          <table:table-cell office:value-type="float" office:value="6598" calcext:value-type="float">
            <text:p>6598</text:p>
          </table:table-cell>
          <table:table-cell office:value-type="float" office:value="6863.1" calcext:value-type="float">
            <text:p>6863.1</text:p>
          </table:table-cell>
          <table:table-cell office:value-type="string" calcext:value-type="string">
            <text:p>F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2_markdup.bam</text:p>
          </table:table-cell>
          <table:table-cell office:value-type="float" office:value="5483.33333333333" calcext:value-type="float">
            <text:p>5483.33333333333</text:p>
          </table:table-cell>
          <table:table-cell office:value-type="float" office:value="5390.5" calcext:value-type="float">
            <text:p>5390.5</text:p>
          </table:table-cell>
          <table:table-cell office:value-type="float" office:value="5562.4" calcext:value-type="float">
            <text:p>5562.4</text:p>
          </table:table-cell>
          <table:table-cell office:value-type="string" calcext:value-type="string">
            <text:p>F</text:p>
          </table:table-cell>
          <table:table-cell office:value-type="float" office:value="1944" calcext:value-type="float">
            <text:p>1944</text:p>
          </table:table-cell>
          <table:table-cell/>
          <table:table-cell table:formula="of:=CORREL([.C2:.C25];[.G2:.G25])" office:value-type="float" office:value="0.534743076069874" calcext:value-type="float">
            <text:p>0.5347430760698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3_markdup.bam</text:p>
          </table:table-cell>
          <table:table-cell office:value-type="float" office:value="4575.53333333333" calcext:value-type="float">
            <text:p>4575.53333333333</text:p>
          </table:table-cell>
          <table:table-cell office:value-type="float" office:value="4333.7" calcext:value-type="float">
            <text:p>4333.7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F</text:p>
          </table:table-cell>
          <table:table-cell office:value-type="float" office:value="1958" calcext:value-type="float">
            <text:p>1958</text:p>
          </table:table-cell>
          <table:table-cell/>
          <table:table-cell table:formula="of:=CORREL([.C26:.C49];[.G26:.G49])" office:value-type="float" office:value="0.0900645391677999" calcext:value-type="float">
            <text:p>0.09006453916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4_markdup.bam</text:p>
          </table:table-cell>
          <table:table-cell office:value-type="float" office:value="5724.93333333333" calcext:value-type="float">
            <text:p>5724.93333333333</text:p>
          </table:table-cell>
          <table:table-cell office:value-type="float" office:value="5590.1" calcext:value-type="float">
            <text:p>5590.1</text:p>
          </table:table-cell>
          <table:table-cell office:value-type="float" office:value="5985.3" calcext:value-type="float">
            <text:p>5985.3</text:p>
          </table:table-cell>
          <table:table-cell office:value-type="string" calcext:value-type="string">
            <text:p>F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6_markdup.bam</text:p>
          </table:table-cell>
          <table:table-cell office:value-type="float" office:value="5658.26666666667" calcext:value-type="float">
            <text:p>5658.26666666667</text:p>
          </table:table-cell>
          <table:table-cell office:value-type="float" office:value="5618.6" calcext:value-type="float">
            <text:p>5618.6</text:p>
          </table:table-cell>
          <table:table-cell office:value-type="float" office:value="5701.3" calcext:value-type="float">
            <text:p>5701.3</text:p>
          </table:table-cell>
          <table:table-cell office:value-type="string" calcext:value-type="string">
            <text:p>F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83_markdup.bam</text:p>
          </table:table-cell>
          <table:table-cell office:value-type="float" office:value="5610.2" calcext:value-type="float">
            <text:p>5610.2</text:p>
          </table:table-cell>
          <table:table-cell office:value-type="float" office:value="5518.2" calcext:value-type="float">
            <text:p>5518.2</text:p>
          </table:table-cell>
          <table:table-cell office:value-type="float" office:value="5688.1" calcext:value-type="float">
            <text:p>5688.1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90_markdup.bam</text:p>
          </table:table-cell>
          <table:table-cell office:value-type="float" office:value="5136.96666666667" calcext:value-type="float">
            <text:p>5136.96666666667</text:p>
          </table:table-cell>
          <table:table-cell office:value-type="float" office:value="5018.8" calcext:value-type="float">
            <text:p>5018.8</text:p>
          </table:table-cell>
          <table:table-cell office:value-type="float" office:value="5321.8" calcext:value-type="float">
            <text:p>5321.8</text:p>
          </table:table-cell>
          <table:table-cell office:value-type="string" calcext:value-type="string">
            <text:p>F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45_markdup.bam</text:p>
          </table:table-cell>
          <table:table-cell office:value-type="float" office:value="5670.23333333333" calcext:value-type="float">
            <text:p>5670.23333333333</text:p>
          </table:table-cell>
          <table:table-cell office:value-type="float" office:value="5570.1" calcext:value-type="float">
            <text:p>5570.1</text:p>
          </table:table-cell>
          <table:table-cell office:value-type="float" office:value="5735.8" calcext:value-type="float">
            <text:p>5735.8</text:p>
          </table:table-cell>
          <table:table-cell office:value-type="string" calcext:value-type="string">
            <text:p>M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7_markdup.bam</text:p>
          </table:table-cell>
          <table:table-cell office:value-type="float" office:value="7648.36666666667" calcext:value-type="float">
            <text:p>7648.36666666667</text:p>
          </table:table-cell>
          <table:table-cell office:value-type="float" office:value="7282.8" calcext:value-type="float">
            <text:p>7282.8</text:p>
          </table:table-cell>
          <table:table-cell office:value-type="float" office:value="7838.9" calcext:value-type="float">
            <text:p>7838.9</text:p>
          </table:table-cell>
          <table:table-cell office:value-type="string" calcext:value-type="string">
            <text:p>F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16_markdup.bam</text:p>
          </table:table-cell>
          <table:table-cell office:value-type="float" office:value="10615.4333333333" calcext:value-type="float">
            <text:p>10615.4333333333</text:p>
          </table:table-cell>
          <table:table-cell office:value-type="float" office:value="10291.6" calcext:value-type="float">
            <text:p>10291.6</text:p>
          </table:table-cell>
          <table:table-cell office:value-type="float" office:value="10983.5" calcext:value-type="float">
            <text:p>10983.5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07_markdup.bam</text:p>
          </table:table-cell>
          <table:table-cell office:value-type="float" office:value="6477.46666666667" calcext:value-type="float">
            <text:p>6477.46666666667</text:p>
          </table:table-cell>
          <table:table-cell office:value-type="float" office:value="6390.2" calcext:value-type="float">
            <text:p>6390.2</text:p>
          </table:table-cell>
          <table:table-cell office:value-type="float" office:value="6568.1" calcext:value-type="float">
            <text:p>6568.1</text:p>
          </table:table-cell>
          <table:table-cell office:value-type="string" calcext:value-type="string">
            <text:p>F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08_markdup.bam</text:p>
          </table:table-cell>
          <table:table-cell office:value-type="float" office:value="6812.83333333333" calcext:value-type="float">
            <text:p>6812.83333333333</text:p>
          </table:table-cell>
          <table:table-cell office:value-type="float" office:value="6577.9" calcext:value-type="float">
            <text:p>6577.9</text:p>
          </table:table-cell>
          <table:table-cell office:value-type="float" office:value="6945.6" calcext:value-type="float">
            <text:p>6945.6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09_markdup.bam</text:p>
          </table:table-cell>
          <table:table-cell office:value-type="float" office:value="7744.9" calcext:value-type="float">
            <text:p>7744.9</text:p>
          </table:table-cell>
          <table:table-cell office:value-type="float" office:value="7659" calcext:value-type="float">
            <text:p>7659</text:p>
          </table:table-cell>
          <table:table-cell office:value-type="float" office:value="7790.6" calcext:value-type="float">
            <text:p>7790.6</text:p>
          </table:table-cell>
          <table:table-cell office:value-type="string" calcext:value-type="string">
            <text:p>F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10_markdup.bam</text:p>
          </table:table-cell>
          <table:table-cell office:value-type="float" office:value="6007.03333333333" calcext:value-type="float">
            <text:p>6007.03333333333</text:p>
          </table:table-cell>
          <table:table-cell office:value-type="float" office:value="5766.3" calcext:value-type="float">
            <text:p>5766.3</text:p>
          </table:table-cell>
          <table:table-cell office:value-type="float" office:value="6176.8" calcext:value-type="float">
            <text:p>6176.8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18_markdup.bam</text:p>
          </table:table-cell>
          <table:table-cell office:value-type="float" office:value="8329.56666666667" calcext:value-type="float">
            <text:p>8329.56666666667</text:p>
          </table:table-cell>
          <table:table-cell office:value-type="float" office:value="8236.4" calcext:value-type="float">
            <text:p>8236.4</text:p>
          </table:table-cell>
          <table:table-cell office:value-type="float" office:value="8451.4" calcext:value-type="float">
            <text:p>8451.4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34_markdup.bam</text:p>
          </table:table-cell>
          <table:table-cell office:value-type="float" office:value="6109.36666666667" calcext:value-type="float">
            <text:p>6109.36666666667</text:p>
          </table:table-cell>
          <table:table-cell office:value-type="float" office:value="5931.7" calcext:value-type="float">
            <text:p>5931.7</text:p>
          </table:table-cell>
          <table:table-cell office:value-type="float" office:value="6258.6" calcext:value-type="float">
            <text:p>6258.6</text:p>
          </table:table-cell>
          <table:table-cell office:value-type="string" calcext:value-type="string">
            <text:p>M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0_markdup.bam</text:p>
          </table:table-cell>
          <table:table-cell office:value-type="float" office:value="9161.5" calcext:value-type="float">
            <text:p>9161.5</text:p>
          </table:table-cell>
          <table:table-cell office:value-type="float" office:value="8920.5" calcext:value-type="float">
            <text:p>8920.5</text:p>
          </table:table-cell>
          <table:table-cell office:value-type="float" office:value="9516.9" calcext:value-type="float">
            <text:p>9516.9</text:p>
          </table:table-cell>
          <table:table-cell office:value-type="string" calcext:value-type="string">
            <text:p>F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1_markdup.bam</text:p>
          </table:table-cell>
          <table:table-cell office:value-type="float" office:value="5828.06666666667" calcext:value-type="float">
            <text:p>5828.06666666667</text:p>
          </table:table-cell>
          <table:table-cell office:value-type="float" office:value="5728" calcext:value-type="float">
            <text:p>5728</text:p>
          </table:table-cell>
          <table:table-cell office:value-type="float" office:value="5898.1" calcext:value-type="float">
            <text:p>5898.1</text:p>
          </table:table-cell>
          <table:table-cell office:value-type="string" calcext:value-type="string">
            <text:p>M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8_markdup.bam</text:p>
          </table:table-cell>
          <table:table-cell office:value-type="float" office:value="6394.2" calcext:value-type="float">
            <text:p>6394.2</text:p>
          </table:table-cell>
          <table:table-cell office:value-type="float" office:value="6187.5" calcext:value-type="float">
            <text:p>6187.5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22_markdup.bam</text:p>
          </table:table-cell>
          <table:table-cell office:value-type="float" office:value="5005" calcext:value-type="float">
            <text:p>5005</text:p>
          </table:table-cell>
          <table:table-cell office:value-type="float" office:value="4910.8" calcext:value-type="float">
            <text:p>4910.8</text:p>
          </table:table-cell>
          <table:table-cell office:value-type="float" office:value="5058.1" calcext:value-type="float">
            <text:p>5058.1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62_markdup.bam</text:p>
          </table:table-cell>
          <table:table-cell office:value-type="float" office:value="5658.63333333333" calcext:value-type="float">
            <text:p>5658.63333333333</text:p>
          </table:table-cell>
          <table:table-cell office:value-type="float" office:value="5587" calcext:value-type="float">
            <text:p>5587</text:p>
          </table:table-cell>
          <table:table-cell office:value-type="float" office:value="5727.2" calcext:value-type="float">
            <text:p>5727.2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090_markdup.bam</text:p>
          </table:table-cell>
          <table:table-cell office:value-type="float" office:value="3485" calcext:value-type="float">
            <text:p>3485</text:p>
          </table:table-cell>
          <table:table-cell office:value-type="float" office:value="3406.9" calcext:value-type="float">
            <text:p>3406.9</text:p>
          </table:table-cell>
          <table:table-cell office:value-type="float" office:value="3628.8" calcext:value-type="float">
            <text:p>3628.8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01_markdup.bam</text:p>
          </table:table-cell>
          <table:table-cell office:value-type="float" office:value="2681.36666666667" calcext:value-type="float">
            <text:p>2681.36666666667</text:p>
          </table:table-cell>
          <table:table-cell office:value-type="float" office:value="2617.1" calcext:value-type="float">
            <text:p>2617.1</text:p>
          </table:table-cell>
          <table:table-cell office:value-type="float" office:value="2790.2" calcext:value-type="float">
            <text:p>2790.2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02_markdup.bam</text:p>
          </table:table-cell>
          <table:table-cell office:value-type="float" office:value="2891.03333333333" calcext:value-type="float">
            <text:p>2891.03333333333</text:p>
          </table:table-cell>
          <table:table-cell office:value-type="float" office:value="2770.6" calcext:value-type="float">
            <text:p>2770.6</text:p>
          </table:table-cell>
          <table:table-cell office:value-type="float" office:value="3067.3" calcext:value-type="float">
            <text:p>3067.3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47_markdup.bam</text:p>
          </table:table-cell>
          <table:table-cell office:value-type="float" office:value="3118.66666666667" calcext:value-type="float">
            <text:p>3118.66666666667</text:p>
          </table:table-cell>
          <table:table-cell office:value-type="float" office:value="3062.7" calcext:value-type="float">
            <text:p>3062.7</text:p>
          </table:table-cell>
          <table:table-cell office:value-type="float" office:value="3209.1" calcext:value-type="float">
            <text:p>3209.1</text:p>
          </table:table-cell>
          <table:table-cell office:value-type="string" calcext:value-type="string">
            <text:p>F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2_markdup.bam</text:p>
          </table:table-cell>
          <table:table-cell office:value-type="float" office:value="4290.3" calcext:value-type="float">
            <text:p>4290.3</text:p>
          </table:table-cell>
          <table:table-cell office:value-type="float" office:value="3912.1" calcext:value-type="float">
            <text:p>3912.1</text:p>
          </table:table-cell>
          <table:table-cell office:value-type="float" office:value="4621.6" calcext:value-type="float">
            <text:p>4621.6</text:p>
          </table:table-cell>
          <table:table-cell office:value-type="string" calcext:value-type="string">
            <text:p>F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3_markdup.bam</text:p>
          </table:table-cell>
          <table:table-cell office:value-type="float" office:value="3454.3" calcext:value-type="float">
            <text:p>3454.3</text:p>
          </table:table-cell>
          <table:table-cell office:value-type="float" office:value="3390.2" calcext:value-type="float">
            <text:p>3390.2</text:p>
          </table:table-cell>
          <table:table-cell office:value-type="float" office:value="3533.8" calcext:value-type="float">
            <text:p>3533.8</text:p>
          </table:table-cell>
          <table:table-cell office:value-type="string" calcext:value-type="string">
            <text:p>F</text:p>
          </table:table-cell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4_markdup.bam</text:p>
          </table:table-cell>
          <table:table-cell office:value-type="float" office:value="4619" calcext:value-type="float">
            <text:p>4619</text:p>
          </table:table-cell>
          <table:table-cell office:value-type="float" office:value="4561.8" calcext:value-type="float">
            <text:p>4561.8</text:p>
          </table:table-cell>
          <table:table-cell office:value-type="float" office:value="4719.1" calcext:value-type="float">
            <text:p>4719.1</text:p>
          </table:table-cell>
          <table:table-cell office:value-type="string" calcext:value-type="string">
            <text:p>F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6_markdup.bam</text:p>
          </table:table-cell>
          <table:table-cell office:value-type="float" office:value="3375.2" calcext:value-type="float">
            <text:p>3375.2</text:p>
          </table:table-cell>
          <table:table-cell office:value-type="float" office:value="3348.3" calcext:value-type="float">
            <text:p>3348.3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F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83_markdup.bam</text:p>
          </table:table-cell>
          <table:table-cell office:value-type="float" office:value="4918.7" calcext:value-type="float">
            <text:p>4918.7</text:p>
          </table:table-cell>
          <table:table-cell office:value-type="float" office:value="4821.4" calcext:value-type="float">
            <text:p>4821.4</text:p>
          </table:table-cell>
          <table:table-cell office:value-type="float" office:value="5021.1" calcext:value-type="float">
            <text:p>5021.1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90_markdup.bam</text:p>
          </table:table-cell>
          <table:table-cell office:value-type="float" office:value="4667.53333333333" calcext:value-type="float">
            <text:p>4667.53333333333</text:p>
          </table:table-cell>
          <table:table-cell office:value-type="float" office:value="4389.2" calcext:value-type="float">
            <text:p>4389.2</text:p>
          </table:table-cell>
          <table:table-cell office:value-type="float" office:value="4993.9" calcext:value-type="float">
            <text:p>4993.9</text:p>
          </table:table-cell>
          <table:table-cell office:value-type="string" calcext:value-type="string">
            <text:p>F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45_markdup.bam</text:p>
          </table:table-cell>
          <table:table-cell office:value-type="float" office:value="4218.26666666667" calcext:value-type="float">
            <text:p>4218.26666666667</text:p>
          </table:table-cell>
          <table:table-cell office:value-type="float" office:value="4184.3" calcext:value-type="float">
            <text:p>4184.3</text:p>
          </table:table-cell>
          <table:table-cell office:value-type="float" office:value="4257.2" calcext:value-type="float">
            <text:p>4257.2</text:p>
          </table:table-cell>
          <table:table-cell office:value-type="string" calcext:value-type="string">
            <text:p>M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7_markdup.bam</text:p>
          </table:table-cell>
          <table:table-cell office:value-type="float" office:value="3641.2" calcext:value-type="float">
            <text:p>3641.2</text:p>
          </table:table-cell>
          <table:table-cell office:value-type="float" office:value="3593.5" calcext:value-type="float">
            <text:p>3593.5</text:p>
          </table:table-cell>
          <table:table-cell office:value-type="float" office:value="3730.6" calcext:value-type="float">
            <text:p>3730.6</text:p>
          </table:table-cell>
          <table:table-cell office:value-type="string" calcext:value-type="string">
            <text:p>F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16_markdup.bam</text:p>
          </table:table-cell>
          <table:table-cell office:value-type="float" office:value="6581.76666666667" calcext:value-type="float">
            <text:p>6581.76666666667</text:p>
          </table:table-cell>
          <table:table-cell office:value-type="float" office:value="6038.3" calcext:value-type="float">
            <text:p>6038.3</text:p>
          </table:table-cell>
          <table:table-cell office:value-type="float" office:value="6904.2" calcext:value-type="float">
            <text:p>6904.2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07_markdup.bam</text:p>
          </table:table-cell>
          <table:table-cell office:value-type="float" office:value="4750.9" calcext:value-type="float">
            <text:p>4750.9</text:p>
          </table:table-cell>
          <table:table-cell office:value-type="float" office:value="4612.3" calcext:value-type="float">
            <text:p>4612.3</text:p>
          </table:table-cell>
          <table:table-cell office:value-type="float" office:value="4825.3" calcext:value-type="float">
            <text:p>4825.3</text:p>
          </table:table-cell>
          <table:table-cell office:value-type="string" calcext:value-type="string">
            <text:p>F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08_markdup.bam</text:p>
          </table:table-cell>
          <table:table-cell office:value-type="float" office:value="5577.83333333333" calcext:value-type="float">
            <text:p>5577.83333333333</text:p>
          </table:table-cell>
          <table:table-cell office:value-type="float" office:value="5366.3" calcext:value-type="float">
            <text:p>5366.3</text:p>
          </table:table-cell>
          <table:table-cell office:value-type="float" office:value="5880.2" calcext:value-type="float">
            <text:p>5880.2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09_markdup.bam</text:p>
          </table:table-cell>
          <table:table-cell office:value-type="float" office:value="6022.53333333333" calcext:value-type="float">
            <text:p>6022.53333333333</text:p>
          </table:table-cell>
          <table:table-cell office:value-type="float" office:value="5371.1" calcext:value-type="float">
            <text:p>5371.1</text:p>
          </table:table-cell>
          <table:table-cell office:value-type="float" office:value="6408.5" calcext:value-type="float">
            <text:p>6408.5</text:p>
          </table:table-cell>
          <table:table-cell office:value-type="string" calcext:value-type="string">
            <text:p>F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10_markdup.bam</text:p>
          </table:table-cell>
          <table:table-cell office:value-type="float" office:value="3245.66666666667" calcext:value-type="float">
            <text:p>3245.66666666667</text:p>
          </table:table-cell>
          <table:table-cell office:value-type="float" office:value="3187.9" calcext:value-type="float">
            <text:p>3187.9</text:p>
          </table:table-cell>
          <table:table-cell office:value-type="float" office:value="3290.5" calcext:value-type="float">
            <text:p>3290.5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18_markdup.bam</text:p>
          </table:table-cell>
          <table:table-cell office:value-type="float" office:value="6027.36666666667" calcext:value-type="float">
            <text:p>6027.36666666667</text:p>
          </table:table-cell>
          <table:table-cell office:value-type="float" office:value="5906.3" calcext:value-type="float">
            <text:p>5906.3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34_markdup.bam</text:p>
          </table:table-cell>
          <table:table-cell office:value-type="float" office:value="4911.8" calcext:value-type="float">
            <text:p>4911.8</text:p>
          </table:table-cell>
          <table:table-cell office:value-type="float" office:value="4771.2" calcext:value-type="float">
            <text:p>4771.2</text:p>
          </table:table-cell>
          <table:table-cell office:value-type="float" office:value="5081.6" calcext:value-type="float">
            <text:p>5081.6</text:p>
          </table:table-cell>
          <table:table-cell office:value-type="string" calcext:value-type="string">
            <text:p>M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0_markdup.bam</text:p>
          </table:table-cell>
          <table:table-cell office:value-type="float" office:value="8427.03333333333" calcext:value-type="float">
            <text:p>8427.03333333333</text:p>
          </table:table-cell>
          <table:table-cell office:value-type="float" office:value="8319.6" calcext:value-type="float">
            <text:p>8319.6</text:p>
          </table:table-cell>
          <table:table-cell office:value-type="float" office:value="8493.7" calcext:value-type="float">
            <text:p>8493.7</text:p>
          </table:table-cell>
          <table:table-cell office:value-type="string" calcext:value-type="string">
            <text:p>F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1_markdup.bam</text:p>
          </table:table-cell>
          <table:table-cell office:value-type="float" office:value="4990.7" calcext:value-type="float">
            <text:p>4990.7</text:p>
          </table:table-cell>
          <table:table-cell office:value-type="float" office:value="4736.7" calcext:value-type="float">
            <text:p>4736.7</text:p>
          </table:table-cell>
          <table:table-cell office:value-type="float" office:value="5222.3" calcext:value-type="float">
            <text:p>5222.3</text:p>
          </table:table-cell>
          <table:table-cell office:value-type="string" calcext:value-type="string">
            <text:p>M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8_markdup.bam</text:p>
          </table:table-cell>
          <table:table-cell office:value-type="float" office:value="4896.53333333333" calcext:value-type="float">
            <text:p>4896.53333333333</text:p>
          </table:table-cell>
          <table:table-cell office:value-type="float" office:value="4572.2" calcext:value-type="float">
            <text:p>4572.2</text:p>
          </table:table-cell>
          <table:table-cell office:value-type="float" office:value="5144.1" calcext:value-type="float">
            <text:p>5144.1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22_markdup.bam</text:p>
          </table:table-cell>
          <table:table-cell office:value-type="float" office:value="3321.93333333333" calcext:value-type="float">
            <text:p>3321.93333333333</text:p>
          </table:table-cell>
          <table:table-cell office:value-type="float" office:value="2938.5" calcext:value-type="float">
            <text:p>2938.5</text:p>
          </table:table-cell>
          <table:table-cell office:value-type="float" office:value="3946.8" calcext:value-type="float">
            <text:p>3946.8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62_markdup.bam</text:p>
          </table:table-cell>
          <table:table-cell office:value-type="float" office:value="3775.16666666667" calcext:value-type="float">
            <text:p>3775.16666666667</text:p>
          </table:table-cell>
          <table:table-cell office:value-type="float" office:value="3700.5" calcext:value-type="float">
            <text:p>3700.5</text:p>
          </table:table-cell>
          <table:table-cell office:value-type="float" office:value="3831.8" calcext:value-type="float">
            <text:p>3831.8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21.158608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52:40.065857260</dc:date>
    <meta:editing-duration>PT1H41M15S</meta:editing-duration>
    <meta:editing-cycles>2</meta:editing-cycles>
    <meta:generator>LibreOffice/6.4.7.2$Linux_X86_64 LibreOffice_project/40$Build-2</meta:generator>
    <meta:document-statistic meta:table-count="1" meta:cell-count="349" meta:object-count="0"/>
  </office:meta>
</office:document-meta>
</file>